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て、落ちついたところで、ここまでの経緯を
整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！！　待って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ヒュッ！　ヒュフフウウウゥゥ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吹け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探知装置に反応した強力な魔力を追い、
我々は霊峰天土に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その魔力の正体を白カラットだと
思っていたが、それは赤カラットにより魔界から
連れて来られた死神のもの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青カラット達も死神によって幽閉されて
いたようだが、隙をついて我々と共に脱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現在に至るわけだが、その過程で我々は
重要な事実をつ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魔界門”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。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xactly.</text:p>
          </table:table-cell>
          <table:table-cell table:number-columns-repeated="1020"/>
        </table:table-row>
        <table:table-row>
          <table:table-cell table:style-name="ce0" office:value-type="string">
            <text:p>今まで、魔界の魔族たちが人間界に来る手段を
考えたことがなかったが、これではっきり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がすべての元凶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を壊せば、一件落着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・・・にはならないと思いますが、
これ以上の増援を断つ意味でも、魔界門は
早急に閉じないといけ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、“大陸北部”にあるって言ってた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のありかは、北部で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この事実を姫や騎士団長に報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魔界門についての詳しい情報が
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次の目的地はお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すぐに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5:21:31+02:00</meta:creation-date>
    <dc:date>2019-10-20T15:21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